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290.07pt" svg:y="51.19pt">
            <loext:p draw:notify-on-update-of-ranges="Sheet1.A4:Sheet1.A9 Sheet1.B4:Sheet1.B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58767" calcext:value-type="float">
            <text:p>35876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15607" calcext:value-type="float">
            <text:p>41560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42114" calcext:value-type="float">
            <text:p>44211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19427" calcext:value-type="float">
            <text:p>51942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8727" calcext:value-type="float">
            <text:p>61872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47803" calcext:value-type="float">
            <text:p>6478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4">00/00/0000</text:date>, <text:time style:data-style-name="N2" text:time-value="09:54:31.2589610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9T01:43:31.635499405</meta:creation-date>
    <dc:date>2018-01-04T09:54:41.831882237</dc:date>
    <meta:editing-duration>PT15M19S</meta:editing-duration>
    <meta:editing-cycles>5</meta:editing-cycles>
    <meta:generator>LibreOffice/5.1.4.2$Linux_X86_64 LibreOffice_project/10m0$Build-2</meta:generator>
    <meta:document-statistic meta:table-count="1" meta:cell-count="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4.201cm" style:legend-expansion="high" chart:style-name="ch2"/>
        <chart:plot-area chart:style-name="ch3" table:cell-range-address="Sheet1.A4:Sheet1.B9" chart:data-source-has-labels="column" svg:x="0.348cm" svg:y="0.285cm" svg:width="13.096cm" svg:height="8.639cm">
          <chartooo:coordinate-region svg:x="1.71cm" svg:y="0.484cm" svg:width="11.734cm" svg:height="7.793cm"/>
          <chart:axis chart:dimension="x" chart:name="primary-x" chart:style-name="ch4" chartooo:axis-type="auto">
            <chartooo:date-scale/>
            <chart:categories table:cell-range-address="Sheet1.A4:Sheet1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:Sheet1.B9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2011">
                <text:p>2011</text:p>
                <draw:g>
                  <svg:desc>Sheet1.A4:Sheet1.A9</svg:desc>
                </draw:g>
              </table:table-cell>
              <table:table-cell office:value-type="float" office:value="358767">
                <text:p>358767</text:p>
                <draw:g>
                  <svg:desc>Sheet1.B4:Sheet1.B9</svg:desc>
                </draw:g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415607">
                <text:p>415607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442114">
                <text:p>44211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519427">
                <text:p>519427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618727">
                <text:p>618727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647803">
                <text:p>6478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